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dd0c" officeooo:paragraph-rsid="0017dd0c"/>
    </style:style>
    <style:style style:name="P2" style:family="paragraph" style:parent-style-name="Standard">
      <style:text-properties fo:font-style="italic" officeooo:rsid="0017dd0c" officeooo:paragraph-rsid="0017dd0c" style:font-style-asian="italic" style:font-style-complex="italic"/>
    </style:style>
    <style:style style:name="P3" style:family="paragraph" style:parent-style-name="Standard">
      <style:text-properties fo:font-style="normal" officeooo:rsid="0017dd0c" officeooo:paragraph-rsid="0017dd0c" style:font-style-asian="normal" style:font-style-complex="normal"/>
    </style:style>
    <style:style style:name="P4" style:family="paragraph" style:parent-style-name="Standard">
      <style:text-properties fo:font-style="normal" officeooo:rsid="001828ea" officeooo:paragraph-rsid="001828ea" style:font-style-asian="normal" style:font-style-complex="normal"/>
    </style:style>
    <style:style style:name="T1" style:family="text">
      <style:text-properties officeooo:rsid="001828ea"/>
    </style:style>
    <style:style style:name="T2" style:family="text">
      <style:text-properties officeooo:rsid="0018a5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isks:</text:p>
      <text:p text:style-name="P2">What risks can you identify for your project? There will always be some generic risks (such as computers breaking down the night before a deadline, health and family issues, and institutional changes). Do not include generic risks such as these. The idea is to be as specific as you can to your project. For example, if your topic is to develop a game, there may be a risk that the software you choose to work with may be very difficult to learn, poorly documented, or not turn out to have the features that it claims it has. These properties are often only discovered once you have started working with the software, and so unless you have had lots of experience with the particular tool, there is always a risk that it may not work as well as you believe it should, no matter how much prior research you do. Similar comments apply to hardware.</text:p>
      <text:p text:style-name="P2"/>
      <text:p text:style-name="P3">Risk 1 – Our scope is too big, this could lead to us overestimating the ability of the people working on the development of our application and/or underestimating the amount of time certain features would take to develop. <text:span text:style-name="T1">This could lead to features being underdeveloped by the time the time is depleted or even non-existent, which depending on the feature, could be detrimental to the usefulness of our application.</text:span></text:p>
      <text:p text:style-name="P3"/>
      <text:p text:style-name="P4">Risk 2 – Our product is overly similar to the competitors. This could lead to the application feeling pointless, if the features we add to our application to differentiate from the other productivity applications on the market turn out to be difficult to use or don’t work as intended, then our application would end up being a waste of resources as there would be no benefit of using it as opposed to one of our competitors</text:p>
      <text:p text:style-name="P4"/>
      <text:p text:style-name="P4">Risk 3 – Our scope is too small, <text:span text:style-name="T2">if this is the case then we won’t reach the full potential of our application and it could end up being…</text:span></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7T01:06:38.664000000</meta:creation-date>
    <dc:date>2022-05-17T01:30:59.316000000</dc:date>
    <meta:editing-duration>PT14M9S</meta:editing-duration>
    <meta:editing-cycles>4</meta:editing-cycles>
    <meta:generator>LibreOffice/7.3.0.3$Windows_X86_64 LibreOffice_project/0f246aa12d0eee4a0f7adcefbf7c878fc2238db3</meta:generator>
    <meta:document-statistic meta:table-count="0" meta:image-count="0" meta:object-count="0" meta:page-count="1" meta:paragraph-count="5" meta:word-count="326" meta:character-count="1828" meta:non-whitespace-character-count="1504"/>
  </office:meta>
</office:document-meta>
</file>